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be67" officeooo:paragraph-rsid="000fbe67"/>
    </style:style>
    <style:style style:name="P2" style:family="paragraph" style:parent-style-name="Standard">
      <style:paragraph-properties fo:text-align="center" style:justify-single-word="false"/>
      <style:text-properties officeooo:rsid="000fbe67" officeooo:paragraph-rsid="000fbe67"/>
    </style:style>
    <style:style style:name="P3" style:family="paragraph" style:parent-style-name="Standard">
      <style:text-properties officeooo:rsid="000fbe67" officeooo:paragraph-rsid="001177f1"/>
    </style:style>
    <style:style style:name="P4" style:family="paragraph" style:parent-style-name="Standard">
      <style:text-properties officeooo:rsid="000fbe67" officeooo:paragraph-rsid="001b5e9c"/>
    </style:style>
    <style:style style:name="P5" style:family="paragraph" style:parent-style-name="Standard">
      <style:text-properties officeooo:rsid="000fbe67" officeooo:paragraph-rsid="001d5612"/>
    </style:style>
    <style:style style:name="P6" style:family="paragraph" style:parent-style-name="Standard">
      <style:text-properties officeooo:rsid="000fbe67" officeooo:paragraph-rsid="00200410"/>
    </style:style>
    <style:style style:name="P7" style:family="paragraph" style:parent-style-name="Standard">
      <style:text-properties fo:font-style="italic" officeooo:rsid="000fbe67" officeooo:paragraph-rsid="000fbe67" style:font-style-asian="italic" style:font-style-complex="italic"/>
    </style:style>
    <style:style style:name="P8" style:family="paragraph" style:parent-style-name="Standard">
      <style:text-properties officeooo:rsid="000b6ad3" officeooo:paragraph-rsid="000fbe67"/>
    </style:style>
    <style:style style:name="P9" style:family="paragraph" style:parent-style-name="Standard">
      <style:text-properties officeooo:rsid="000b6ad3" officeooo:paragraph-rsid="0011fe99"/>
    </style:style>
    <style:style style:name="P10" style:family="paragraph" style:parent-style-name="Standard">
      <style:text-properties officeooo:rsid="00096b50" officeooo:paragraph-rsid="000fbe67"/>
    </style:style>
    <style:style style:name="P11" style:family="paragraph" style:parent-style-name="Standard">
      <style:text-properties officeooo:rsid="00087f6a" officeooo:paragraph-rsid="000fbe67"/>
    </style:style>
    <style:style style:name="P12" style:family="paragraph" style:parent-style-name="Standard">
      <style:text-properties officeooo:rsid="0007538b" officeooo:paragraph-rsid="000fbe67"/>
    </style:style>
    <style:style style:name="P13" style:family="paragraph" style:parent-style-name="Standard">
      <style:text-properties officeooo:rsid="0007538b" officeooo:paragraph-rsid="0014a2be"/>
    </style:style>
    <style:style style:name="P14" style:family="paragraph" style:parent-style-name="Standard">
      <style:text-properties officeooo:rsid="001177f1" officeooo:paragraph-rsid="001177f1"/>
    </style:style>
    <style:style style:name="P15" style:family="paragraph" style:parent-style-name="Standard">
      <style:text-properties officeooo:rsid="0011fe99" officeooo:paragraph-rsid="0011fe99"/>
    </style:style>
    <style:style style:name="P16" style:family="paragraph" style:parent-style-name="Standard">
      <style:text-properties officeooo:rsid="0011fe99" officeooo:paragraph-rsid="001c0c8b"/>
    </style:style>
    <style:style style:name="P17" style:family="paragraph" style:parent-style-name="Standard">
      <style:text-properties officeooo:rsid="0013455b" officeooo:paragraph-rsid="00200410"/>
    </style:style>
    <style:style style:name="P18" style:family="paragraph" style:parent-style-name="Standard">
      <style:text-properties officeooo:rsid="0013455b" officeooo:paragraph-rsid="001b5e9c"/>
    </style:style>
    <style:style style:name="P19" style:family="paragraph" style:parent-style-name="Standard">
      <style:text-properties officeooo:rsid="00149e0f" officeooo:paragraph-rsid="00149e0f"/>
    </style:style>
    <style:style style:name="P20" style:family="paragraph" style:parent-style-name="Standard">
      <style:text-properties officeooo:rsid="001b5e9c" officeooo:paragraph-rsid="001d5612"/>
    </style:style>
    <style:style style:name="P21" style:family="paragraph" style:parent-style-name="Standard">
      <style:text-properties officeooo:rsid="001c0c8b" officeooo:paragraph-rsid="001c0c8b"/>
    </style:style>
    <style:style style:name="P22" style:family="paragraph" style:parent-style-name="Standard">
      <style:text-properties officeooo:rsid="001d5612" officeooo:paragraph-rsid="001d5612"/>
    </style:style>
    <style:style style:name="P23" style:family="paragraph" style:parent-style-name="Standard">
      <style:text-properties officeooo:rsid="001eb204" officeooo:paragraph-rsid="001eb204"/>
    </style:style>
    <style:style style:name="P24" style:family="paragraph" style:parent-style-name="Standard">
      <style:text-properties officeooo:rsid="00200410" officeooo:paragraph-rsid="00200410"/>
    </style:style>
    <style:style style:name="P25" style:family="paragraph" style:parent-style-name="Standard">
      <style:text-properties officeooo:rsid="00214132" officeooo:paragraph-rsid="00214132"/>
    </style:style>
    <style:style style:name="P26" style:family="paragraph" style:parent-style-name="Standard">
      <style:text-properties officeooo:rsid="00214132" officeooo:paragraph-rsid="00226a31"/>
    </style:style>
    <style:style style:name="P27" style:family="paragraph" style:parent-style-name="Standard">
      <style:text-properties officeooo:rsid="00214132" officeooo:paragraph-rsid="00246de6"/>
    </style:style>
    <style:style style:name="P28" style:family="paragraph" style:parent-style-name="Standard">
      <style:text-properties officeooo:rsid="00226a31" officeooo:paragraph-rsid="00226a31"/>
    </style:style>
    <style:style style:name="P29" style:family="paragraph" style:parent-style-name="Standard">
      <style:text-properties officeooo:rsid="00226c04" officeooo:paragraph-rsid="00226a31"/>
    </style:style>
    <style:style style:name="P30" style:family="paragraph" style:parent-style-name="Standard">
      <style:text-properties officeooo:rsid="00226c04" officeooo:paragraph-rsid="00226c04"/>
    </style:style>
    <style:style style:name="P31" style:family="paragraph" style:parent-style-name="Standard">
      <style:text-properties officeooo:rsid="00232786" officeooo:paragraph-rsid="00232786"/>
    </style:style>
    <style:style style:name="P32" style:family="paragraph" style:parent-style-name="Table_20_Contents">
      <style:paragraph-properties fo:text-align="center" style:justify-single-word="false"/>
      <style:text-properties officeooo:rsid="001c0c8b" officeooo:paragraph-rsid="001c0c8b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c0c8b" officeooo:paragraph-rsid="001c0c8b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Heading_20_3">
      <style:paragraph-properties fo:break-before="page"/>
    </style:style>
    <style:style style:name="T1" style:family="text">
      <style:text-properties officeooo:rsid="000fbe67"/>
    </style:style>
    <style:style style:name="T2" style:family="text">
      <style:text-properties officeooo:rsid="0007538b"/>
    </style:style>
    <style:style style:name="T3" style:family="text">
      <style:text-properties officeooo:rsid="000c2b0d"/>
    </style:style>
    <style:style style:name="T4" style:family="text">
      <style:text-properties officeooo:rsid="0007f8f1"/>
    </style:style>
    <style:style style:name="T5" style:family="text">
      <style:text-properties officeooo:rsid="000b6ad3"/>
    </style:style>
    <style:style style:name="T6" style:family="text">
      <style:text-properties officeooo:rsid="00096b50"/>
    </style:style>
    <style:style style:name="T7" style:family="text">
      <style:text-properties style:font-name="Courier New"/>
    </style:style>
    <style:style style:name="T8" style:family="text">
      <style:text-properties style:font-name="Courier New" officeooo:rsid="000b6ad3"/>
    </style:style>
    <style:style style:name="T9" style:family="text">
      <style:text-properties style:font-name="Courier New" officeooo:rsid="0007538b"/>
    </style:style>
    <style:style style:name="T10" style:family="text">
      <style:text-properties officeooo:rsid="001177f1"/>
    </style:style>
    <style:style style:name="T11" style:family="text">
      <style:text-properties officeooo:rsid="0011fe99"/>
    </style:style>
    <style:style style:name="T12" style:family="text">
      <style:text-properties officeooo:rsid="0012814f"/>
    </style:style>
    <style:style style:name="T13" style:family="text">
      <style:text-properties officeooo:rsid="0013455b"/>
    </style:style>
    <style:style style:name="T14" style:family="text">
      <style:text-properties officeooo:rsid="001403f7"/>
    </style:style>
    <style:style style:name="T15" style:family="text">
      <style:text-properties officeooo:rsid="0014a2be"/>
    </style:style>
    <style:style style:name="T16" style:family="text">
      <style:text-properties officeooo:rsid="001b5e9c"/>
    </style:style>
    <style:style style:name="T17" style:family="text">
      <style:text-properties officeooo:rsid="001c0c8b"/>
    </style:style>
    <style:style style:name="T18" style:family="text">
      <style:text-properties officeooo:rsid="001d5612"/>
    </style:style>
    <style:style style:name="T19" style:family="text">
      <style:text-properties officeooo:rsid="001eb204"/>
    </style:style>
    <style:style style:name="T20" style:family="text">
      <style:text-properties officeooo:rsid="00200410"/>
    </style:style>
    <style:style style:name="T21" style:family="text">
      <style:text-properties officeooo:rsid="00226a31"/>
    </style:style>
    <style:style style:name="T22" style:family="text">
      <style:text-properties officeooo:rsid="00226c04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text-position="super 58%"/>
    </style:style>
    <style:style style:name="T25" style:family="text">
      <style:text-properties style:text-position="super 58%" officeooo:rsid="001d5612"/>
    </style:style>
    <style:style style:name="T26" style:family="text">
      <style:text-properties style:text-position="super 58%" officeooo:rsid="00226c04"/>
    </style:style>
    <style:style style:name="T27" style:family="text">
      <style:text-properties officeooo:rsid="00232786"/>
    </style:style>
    <style:style style:name="T28" style:family="text">
      <style:text-properties style:font-name="Liberation Serif" officeooo:rsid="0007538b"/>
    </style:style>
    <style:style style:name="T29" style:family="text">
      <style:text-properties officeooo:rsid="00246d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ymbolic Distinction</text:p>
      <text:p text:style-name="P2">by Sven Nilsen, 2021</text:p>
      <text:p text:style-name="P1"/>
      <text:p text:style-name="P7">In this paper I introduce a special operator for symbolic distinction.</text:p>
      <text:p text:style-name="P1"/>
      <text:p text:style-name="P1">A symbolic distinction is a special <text:span text:style-name="T18">partial</text:span><text:span text:style-name="T25"><text:reference-ref text:reference-format="text" text:ref-name="partial function">[1]</text:reference-ref></text:span> operator <text:span text:style-name="T18">of type `bool`</text:span>:</text:p>
      <text:p text:style-name="P1"/>
      <text:p text:style-name="P1"><text:tab/><text:span text:style-name="T16">sd(</text:span>a, b<text:span text:style-name="T16">) : bool</text:span></text:p>
      <text:p text:style-name="P1"/>
      <text:p text:style-name="P1">This special operator is interpreted as a proof of symbolic distinction,<text:line-break/>regardless of how the values are otherwise treated as equal <text:span text:style-name="T22">or inequal</text:span>.</text:p>
      <text:p text:style-name="P1"/>
      <text:p text:style-name="P14">The <text:span text:style-name="T11">reason symbolic distinction is partial is that it does not terminate for symbolic equal inputs:</text:span></text:p>
      <text:p text:style-name="P1"/>
      <text:p text:style-name="P14"><text:tab/><text:span text:style-name="T17">sd(</text:span>a, a<text:span text:style-name="T17">)</text:span><text:tab/> : !<text:tab/><text:tab/><text:tab/><text:span text:style-name="T19">`!` means the program does not terminate</text:span></text:p>
      <text:p text:style-name="P1"/>
      <text:p text:style-name="P21">In many theories this means <text:span text:style-name="T22">symbolic distinction does not terminate for</text:span> syntatically equal<text:span text:style-name="T24"><text:reference-ref text:reference-format="text" text:ref-name="xena">[2]</text:reference-ref></text:span> inputs.</text:p>
      <text:p text:style-name="P1"/>
      <text:p text:style-name="P16">Hence, symbolic distinction can only prove two symbols to be distinct.</text:p>
      <text:p text:style-name="P16"><text:span text:style-name="T17">It can not prove two symbols to be symbolic </text:span>equal.</text:p>
      <text:p text:style-name="P16"/>
      <text:p text:style-name="P21">The motivation for this can be seen in the table below:</text:p>
      <text:p text:style-name="P16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34"/>
          </table:table-cell>
          <table:table-cell table:style-name="Table1.A1" office:value-type="string">
            <text:p text:style-name="P33">Symbolic indistinct</text:p>
          </table:table-cell>
          <table:table-cell table:style-name="Table1.A1" office:value-type="string">
            <text:p text:style-name="P33">Symbolic unknown</text:p>
          </table:table-cell>
          <table:table-cell table:style-name="Table1.D1" office:value-type="string">
            <text:p text:style-name="P33">Symbolic distinct</text:p>
          </table:table-cell>
        </table:table-row>
        <table:table-row>
          <table:table-cell table:style-name="Table1.A2" office:value-type="string">
            <text:p text:style-name="P33">Equal</text:p>
          </table:table-cell>
          <table:table-cell table:style-name="Table1.B2" office:value-type="string">
            <text:p text:style-name="P32">ok</text:p>
          </table:table-cell>
          <table:table-cell table:style-name="Table1.A2" office:value-type="string">
            <text:p text:style-name="P32">ok</text:p>
          </table:table-cell>
          <table:table-cell table:style-name="Table1.D4" office:value-type="string">
            <text:p text:style-name="P32">ok</text:p>
          </table:table-cell>
        </table:table-row>
        <table:table-row>
          <table:table-cell table:style-name="Table1.A2" office:value-type="string">
            <text:p text:style-name="P33">Unknown</text:p>
          </table:table-cell>
          <table:table-cell table:style-name="Table1.B2" office:value-type="string">
            <text:p text:style-name="P32">ok</text:p>
          </table:table-cell>
          <table:table-cell table:style-name="Table1.A2" office:value-type="string">
            <text:p text:style-name="P32">ok</text:p>
          </table:table-cell>
          <table:table-cell table:style-name="Table1.D4" office:value-type="string">
            <text:p text:style-name="P32">ok</text:p>
          </table:table-cell>
        </table:table-row>
        <table:table-row>
          <table:table-cell table:style-name="Table1.A2" office:value-type="string">
            <text:p text:style-name="P33">Unequal</text:p>
          </table:table-cell>
          <table:table-cell table:style-name="Table1.B2" office:value-type="string">
            <text:p text:style-name="P32">err</text:p>
          </table:table-cell>
          <table:table-cell table:style-name="Table1.A2" office:value-type="string">
            <text:p text:style-name="P32">ok</text:p>
          </table:table-cell>
          <table:table-cell table:style-name="Table1.D4" office:value-type="string">
            <text:p text:style-name="P32">ok</text:p>
          </table:table-cell>
        </table:table-row>
      </table:table>
      <text:p text:style-name="P16"/>
      <text:p text:style-name="P21">When two objects are symbolic indistinct but unequal, <text:span text:style-name="T22">it</text:span> leads to <text:span text:style-name="T22">soundness</text:span><text:span text:style-name="T26"><text:reference-ref text:reference-format="text" text:ref-name="soundness">[3]</text:reference-ref></text:span> problems.</text:p>
      <text:p text:style-name="P21"/>
      <text:p text:style-name="P21">By restricting ourselves to only talking about the symbolic unknown and symbolic distinct,<text:line-break/>one avoids the case leading to <text:span text:style-name="T27">soundness</text:span> problems, at the cost of eliminating two cases.</text:p>
      <text:p text:style-name="P5"/>
      <text:p text:style-name="P20">It is tempting to define <text:span text:style-name="T18">symbolic distinction as </text:span>as syntactically inequality:</text:p>
      <text:p text:style-name="P20"/>
      <text:p text:style-name="P20"><text:tab/>sd <text:span text:style-name="T18">&lt;=&gt; not . syn_eq</text:span></text:p>
      <text:p text:style-name="P20"/>
      <text:p text:style-name="P20">The problem is that syntactic equality is treated differently in various theories.</text:p>
      <text:p text:style-name="P20">If syntactic equality is too strong in one theory, then its opposite becomes too weak.</text:p>
      <text:p text:style-name="P20">Therefore, I will not define precisely <text:span text:style-name="T17">what it means, but instead provide axioms of its behaviour.</text:span></text:p>
      <text:p text:style-name="P5"/>
      <text:p text:style-name="P22">Since symbolic distinction is partial, this leads to more complex theorem proving.</text:p>
      <text:p text:style-name="P22">To avoid more complexity than necessary, symbolic distinction should be used with moderation.</text:p>
      <text:p text:style-name="P22">The idea is to design languages where users can ignore the complexity behind the language.</text:p>
      <text:h text:style-name="P35" text:outline-level="3"><text:span text:style-name="T27">T</text:span>ermination <text:span text:style-name="T27">Assumption</text:span></text:h>
      <text:p text:style-name="P19"/>
      <text:p text:style-name="P19">A simplifying assumption of termination is often used to split proofs into cases.</text:p>
      <text:p text:style-name="P19">Under this assumption, it is <text:span text:style-name="T15">possible to reason partially and locally.</text:span></text:p>
      <text:p text:style-name="P10"><text:span text:style-name="T5">I</text:span>n <text:span text:style-name="T5">lamba expressions and for-all loops `∀`, it suffices that the parameters are different:</text:span></text:p>
      <text:p text:style-name="P11"/>
      <text:p text:style-name="P11"><text:tab/><text:span text:style-name="T6">\(a, b) = …<text:tab/><text:tab/><text:tab/>sd(a, b)<text:tab/><text:tab/>`a` and `b` are different parameters</text:span></text:p>
      <text:p text:style-name="P12"/>
      <text:p text:style-name="P13"><text:tab/><text:span text:style-name="T5">∀ a, b { … }<text:tab/><text:tab/><text:tab/>sd(a, b)<text:tab/><text:tab/>`a` and `b` are different paremeters</text:span></text:p>
      <text:p text:style-name="P12"/>
      <text:p text:style-name="P31">For example, under the termination assumption, the following lambda expressions are equivalent:</text:p>
      <text:p text:style-name="P14"/>
      <text:p text:style-name="P14"><text:tab/>\(a, b) = ¬<text:span text:style-name="T18">sd</text:span>(<text:span text:style-name="T18">a, b</text:span>)<text:tab/><text:tab/>&lt;=&gt;<text:tab/><text:tab/>\(a, b) = false</text:p>
      <text:p text:style-name="P12"/>
      <text:h text:style-name="Heading_20_3" text:outline-level="3">Substitution Under Equality</text:h>
      <text:p text:style-name="P15"/>
      <text:p text:style-name="P15"><text:span text:style-name="T19">E</text:span>ven without the simplifying assumption of termination <text:span text:style-name="T12">for lamba expressions</text:span>,<text:line-break/>one can prove <text:span text:style-name="T13">some things using the simplifying assumption of termination on a higher level.</text:span></text:p>
      <text:p text:style-name="P15"/>
      <text:p text:style-name="P8">Substitution<text:span text:style-name="T24"><text:reference-ref text:reference-format="text" text:ref-name="substitution">[4]</text:reference-ref></text:span> <text:span text:style-name="T1">under equality is sound using the following assumption:</text:span></text:p>
      <text:p text:style-name="P8"/>
      <text:p text:style-name="P8"><text:span text:style-name="T28"><text:tab/>∀</text:span><text:span text:style-name="T2"> </text:span>a, b, c, f { <text:span text:style-name="T3">( </text:span>(b <text:span text:style-name="T3">==</text:span> c) <text:span text:style-name="T4">∧ sd</text:span>(<text:span text:style-name="T19">a, c</text:span>) <text:span text:style-name="T3">)</text:span> =&gt; <text:span text:style-name="T3">( </text:span>f(a, b) == f(a, c) <text:span text:style-name="T3">)</text:span> }</text:p>
      <text:p text:style-name="P8"/>
      <text:p text:style-name="P15">Since `f` might depend on `<text:span text:style-name="T19">sd(a, b)</text:span>`, one must prove that `c` is distinct from `a` to substitute for `b`.</text:p>
      <text:p text:style-name="P23">This means `sd(a, c)` returns `true` whenver `sd(a, b)` returns `true`.</text:p>
      <text:p text:style-name="P9"/>
      <text:p text:style-name="P1">However, <text:span text:style-name="T12">one can not prove the following:</text:span></text:p>
      <text:p text:style-name="P1"/>
      <text:p text:style-name="P3"><text:span text:style-name="T8"><text:tab/></text:span><text:span text:style-name="T2">∀ a, b, f { ( (b == </text:span>a<text:span text:style-name="T2">) ∧ sd(a, a) ) =&gt; ( f(a, b) == f(a, </text:span>a<text:span text:style-name="T2">) ) }</text:span></text:p>
      <text:p text:style-name="P4"/>
      <text:p text:style-name="P23">This is because the proof does not terminate due to `sd(a, a) : !`.</text:p>
      <text:p text:style-name="P23">It might seem confusing because one usually expects any proof to hold by substitution.</text:p>
      <text:p text:style-name="P24"/>
      <text:p text:style-name="P17"><text:span text:style-name="T20">W</text:span>hen `f` does not depend on symbolic distinction, <text:span text:style-name="T14">one can prove the following:</text:span></text:p>
      <text:p text:style-name="P17"/>
      <text:p text:style-name="P6"><text:span text:style-name="T8">∵</text:span><text:tab/><text:span text:style-name="T2">∀ a, b, f { (b == </text:span>a<text:span text:style-name="T2">) =&gt; ( f(a, b) == f(a, </text:span>a<text:span text:style-name="T2">) ) }</text:span></text:p>
      <text:p text:style-name="P6"><text:span text:style-name="T8">∴</text:span><text:tab/><text:span text:style-name="T14">true</text:span></text:p>
      <text:p text:style-name="P6"/>
      <text:p text:style-name="P25">Substitution under equality holds in the two cases above and is unknown otherwise.</text:p>
      <text:p text:style-name="P18"/>
      <text:p text:style-name="P27"><text:span text:style-name="T27">Notice</text:span> the complexity that arises from needing <text:span text:style-name="T21">multiple proofs.</text:span></text:p>
      <text:p text:style-name="P27"><text:span text:style-name="T29">Each proof says something about the dependence/independence</text:span> o<text:span text:style-name="T29">f</text:span> symbolic distinction.</text:p>
      <text:p text:style-name="P26"/>
      <text:h text:style-name="P35" text:outline-level="3">References:</text:h>
      <text:p text:style-name="P28"/>
      <text:p text:style-name="P29"><text:reference-mark-start text:name="partial function"/>[1]<text:reference-mark-end text:name="partial function"/><text:tab/>“Partial function”</text:p>
      <text:p text:style-name="P29"><text:tab/>Wikipedia</text:p>
      <text:p text:style-name="P30"><text:tab/><text:a xlink:type="simple" xlink:href="https://en.wikipedia.org/wiki/Partial_function" text:style-name="Internet_20_link" text:visited-style-name="Visited_20_Internet_20_Link"><text:span text:style-name="T23">https://en.wikipedia.org/wiki/Partial_function</text:span></text:a></text:p>
      <text:p text:style-name="P30"/>
      <text:p text:style-name="P30"><text:reference-mark-start text:name="xena"/>[2]<text:reference-mark-end text:name="xena"/><text:tab/>“Equality, specifications and implementations”</text:p>
      <text:p text:style-name="P30"><text:tab/>The Xena Project</text:p>
      <text:p text:style-name="P30"><text:tab/><text:a xlink:type="simple" xlink:href="https://xenaproject.wordpress.com/2020/07/03/equality-specifications-and-implementations/" text:style-name="Internet_20_link" text:visited-style-name="Visited_20_Internet_20_Link"><text:span text:style-name="T23">https://xenaproject.wordpress.com/2020/07/03/equality-specifications-and-implementations/</text:span></text:a></text:p>
      <text:p text:style-name="P30"/>
      <text:p text:style-name="P30"><text:reference-mark-start text:name="soundness"/>[3]<text:reference-mark-end text:name="soundness"/><text:tab/>“Soundness”</text:p>
      <text:p text:style-name="P30"><text:tab/>Wikipedia</text:p>
      <text:p text:style-name="P30"><text:tab/><text:a xlink:type="simple" xlink:href="https://en.wikipedia.org/wiki/Soundness" text:style-name="Internet_20_link" text:visited-style-name="Visited_20_Internet_20_Link"><text:span text:style-name="T23">https://en.wikipedia.org/wiki/Soundness</text:span></text:a></text:p>
      <text:p text:style-name="P30"/>
      <text:p text:style-name="P31"><text:reference-mark-start text:name="substitution"/>[4]<text:reference-mark-end text:name="substitution"/><text:tab/>“Substitution (logic)”</text:p>
      <text:p text:style-name="P31"><text:tab/>Wikipedia</text:p>
      <text:p text:style-name="P31"><text:tab/><text:a xlink:type="simple" xlink:href="https://en.wikipedia.org/wiki/Substitution_%28logic%29" text:style-name="Internet_20_link" text:visited-style-name="Visited_20_Internet_20_Link"><text:span text:style-name="T23">https://en.wikipedia.org/wiki/Substitution_%28logic%29</text:span></text:a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3T06:24:43.507436000</meta:creation-date>
    <dc:date>2021-09-13T12:43:47.000711000</dc:date>
    <meta:editing-duration>PT2M10S</meta:editing-duration>
    <meta:editing-cycles>1</meta:editing-cycles>
    <meta:document-statistic meta:table-count="1" meta:image-count="0" meta:object-count="0" meta:page-count="3" meta:paragraph-count="74" meta:word-count="611" meta:character-count="3816" meta:non-whitespace-character-count="3252"/>
    <meta:generator>LibreOffice/5.1.2.2$MacOSX_X86_64 LibreOffice_project/d3bf12ecb743fc0d20e0be0c58ca359301eb705f</meta:generator>
  </office:meta>
</office:document-meta>
</file>